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6.985cm" svg:height="0.635cm" svg:x="3.54cm" svg:y="3.26cm">
          <text:p text:style-name="P1"><text:span text:style-name="T1">InteractionModel::upd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id="id2" draw:layer="layout" svg:width="5.715cm" svg:height="3.81cm" svg:x="4.175cm" svg:y="4.81cm">
          <text:p text:style-name="P2"><text:span text:style-name="T2">Is </text:span></text:p>
          <text:p text:style-name="P2"><text:span text:style-name="T2">ThermalModelRider </text:span></text:p>
          <text:p text:style-name="P2"><text:span text:style-name="T2">pres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id="id3" draw:layer="layout" svg:width="5.828cm" svg:height="1.086cm" svg:x="9.777cm" svg:y="7.985cm">
          <text:p text:style-name="P4"><text:span text:style-name="T3">Call</text:span></text:p>
          <text:p text:style-name="P4"><text:span text:style-name="T4">ThermalModelRider::updat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7.032cm" svg:y1="3.895cm" svg:x2="7.031cm" svg:y2="4.81cm" draw:start-shape="id1" draw:start-glue-point="2" draw:end-shape="id2" draw:end-glue-point="4" svg:d="m7032 3895v525l-1-111v501">
          <text:p/>
        </draw:connector>
        <draw:connector draw:style-name="gr4" draw:text-style-name="P2" draw:layer="layout" svg:x1="9.888cm" svg:y1="6.714cm" svg:x2="12.691cm" svg:y2="7.985cm" draw:start-shape="id2" draw:start-glue-point="7" draw:end-shape="id3" svg:d="m9888 6714h2803v1271">
          <text:p/>
        </draw:connector>
        <draw:connector draw:style-name="gr4" draw:text-style-name="P2" draw:layer="layout" draw:line-skew="-0.073cm" svg:x1="12.691cm" svg:y1="9.071cm" svg:x2="10.207cm" svg:y2="11.255cm" draw:start-shape="id3" draw:start-glue-point="2" svg:d="m12691 9071v1282h-2484v902">
          <text:p/>
        </draw:connector>
        <draw:custom-shape draw:style-name="gr5" draw:text-style-name="P3" draw:layer="layout" svg:width="1.27cm" svg:height="0.635cm" svg:x="5.993cm" svg:y="8.765cm">
          <text:p text:style-name="P2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635cm" svg:x="9.89cm" svg:y="6.08cm">
          <text:p text:style-name="P2"><text:span text:style-name="T2">YE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152cm" svg:x1="7.031cm" svg:y1="8.62cm" svg:x2="10.207cm" svg:y2="11.255cm" draw:start-shape="id2" draw:start-glue-point="6" svg:d="m7031 8620v1721h3176v914">
          <text:p/>
        </draw:connector>
        <draw:custom-shape draw:style-name="gr5" draw:text-style-name="P2" draw:layer="layout" svg:width="8.89cm" svg:height="0.635cm" svg:x="5.765cm" svg:y="11.24cm">
          <text:p text:style-name="P2"><text:span text:style-name="T2">Continue with the rest of the interaction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4.605cm" svg:height="0.963cm" svg:x="3.427cm" svg:y="1.758cm">
          <draw:text-box>
            <text:p text:style-name="P5"><text:span text:style-name="T5">Flowchart for Thermal-Rider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51cm" fo:margin-bottom="15.293cm" fo:margin-left="3.427cm" fo:margin-right="3.78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7-16T19:29:29.03</meta:creation-date>
    <dc:date>2009-08-12T14:32:10.51</dc:date>
    <dc:creator>Gary Turner</dc:creator>
    <meta:editing-duration>PT02H37M53S</meta:editing-duration>
    <meta:editing-cycles>8</meta:editing-cycles>
    <meta:generator>OpenOffice.org/3.1$Win32 OpenOffice.org_project/310m11$Build-9399</meta:generator>
    <meta:document-statistic meta:object-count="11"/>
  </office:meta>
</office:document-meta>
</file>